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graphics" manifest:version="1.2" manifest:full-path="Object 1/"/>
  <manifest:file-entry manifest:media-type="text/xml" manifest:full-path="Object 2/content.xml"/>
  <manifest:file-entry manifest:media-type="text/xml" manifest:full-path="Object 2/styles.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graphics"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Palatino" svg:font-family="Palatino" style:font-adornments="Standard" style:font-family-generic="roman"/>
    <style:font-face style:name="Helvetica3" svg:font-family="Helvetica" style:font-family-generic="swiss"/>
    <style:font-face style:name="Helvetica1" svg:font-family="Helvetica" style:font-adornments="Fett" style:font-family-generic="swiss"/>
    <style:font-face style:name="Helvetica2" svg:font-family="Helvetica" style:font-adornments="Kursiv" style:font-family-generic="swiss"/>
    <style:font-face style:name="Helvetica" svg:font-family="Helvetica" style:font-adornments="Standar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re_5f_Facts" style:display-name="Core_Facts" style:family="table">
      <style:table-properties style:width="8.747cm" table:align="margins" style:may-break-between-rows="false"/>
    </style:style>
    <style:style style:name="Core_5f_Facts.A" style:display-name="Core_Facts.A" style:family="table-column">
      <style:table-column-properties style:column-width="2.916cm" style:rel-column-width="21845*"/>
    </style:style>
    <style:style style:name="Core_5f_Facts.A1" style:display-name="Core_Facts.A1" style:family="table-cell">
      <style:table-cell-properties style:vertical-align="middle" fo:background-color="transparent" fo:padding-left="0.199cm" fo:padding-right="0.199cm" fo:padding-top="0.101cm" fo:padding-bottom="0.101cm" fo:border-left="0.002cm solid #000000" fo:border-right="0.002cm solid #000000" fo:border-top="0.002cm solid #000000" fo:border-bottom="0.035cm solid #144777">
        <style:background-image/>
      </style:table-cell-properties>
    </style:style>
    <style:style style:name="Core_5f_Facts.A2" style:display-name="Core_Facts.A2" style:family="table-cell">
      <style:table-cell-properties style:vertical-align="middle" fo:padding-left="0.199cm" fo:padding-right="0.199cm" fo:padding-top="0.101cm" fo:padding-bottom="0.101cm" fo:border-left="0.002cm solid #000000" fo:border-right="0.002cm solid #000000" fo:border-top="0.035cm solid #000000" fo:border-bottom="0.002cm solid #000000"/>
    </style:style>
    <style:style style:name="Core_5f_Facts.A3" style:display-name="Core_Facts.A3" style:family="table-cell">
      <style:table-cell-properties style:vertical-align="" fo:padding-left="0.199cm" fo:padding-right="0.199cm" fo:padding-top="0.101cm" fo:padding-bottom="0.101cm" fo:border-left="0.002cm solid #000000" fo:border-right="none" fo:border-top="none" fo:border-bottom="0.002cm solid #000000"/>
    </style:style>
    <style:style style:name="Core_5f_Facts.B3" style:display-name="Core_Facts.B3" style:family="table-cell">
      <style:table-cell-properties style:vertical-align="" fo:padding-left="0.199cm" fo:padding-right="0.199cm" fo:padding-top="0.101cm" fo:padding-bottom="0.101cm" fo:border-left="0.002cm solid #000000" fo:border-right="0.002cm solid #000000" fo:border-top="none" fo:border-bottom="0.002cm solid #000000"/>
    </style:style>
    <style:style style:name="Core_5f_Facts.A4" style:display-name="Core_Facts.A4" style:family="table-cell">
      <style:table-cell-properties style:vertical-align="middle" fo:padding-left="0.199cm" fo:padding-right="0.199cm" fo:padding-top="0.101cm" fo:padding-bottom="0.101cm" fo:border-left="0.002cm solid #000000" fo:border-right="none" fo:border-top="none" fo:border-bottom="0.002cm solid #000000"/>
    </style:style>
    <style:style style:name="Core_5f_Facts.C4" style:display-name="Core_Facts.C4" style:family="table-cell">
      <style:table-cell-properties style:vertical-align="middle" fo:padding-left="0.199cm" fo:padding-right="0.199cm" fo:padding-top="0.101cm" fo:padding-bottom="0.101cm" fo:border-left="0.002cm solid #000000" fo:border-right="0.002cm solid #000000" fo:border-top="none" fo:border-bottom="0.002cm solid #000000"/>
    </style:style>
    <style:style style:name="Design_5f_Parameters" style:display-name="Design_Parameters" style:family="table">
      <style:table-properties style:width="17.992cm" table:align="margins"/>
    </style:style>
    <style:style style:name="Design_5f_Parameters.A" style:display-name="Design_Parameters.A" style:family="table-column">
      <style:table-column-properties style:column-width="2cm" style:rel-column-width="7285*"/>
    </style:style>
    <style:style style:name="Design_5f_Parameters.B" style:display-name="Design_Parameters.B" style:family="table-column">
      <style:table-column-properties style:column-width="3.997cm" style:rel-column-width="14559*"/>
    </style:style>
    <style:style style:name="Design_5f_Parameters.F" style:display-name="Design_Parameters.F" style:family="table-column">
      <style:table-column-properties style:column-width="2cm" style:rel-column-width="7288*"/>
    </style:style>
    <style:style style:name="Design_5f_Parameters.A1" style:display-name="Design_Parameters.A1" style:family="table-cell">
      <style:table-cell-properties style:vertical-align="middle" fo:background-color="transparent" fo:padding="0.097cm" fo:border-left="0.002cm solid #000000" fo:border-right="none" fo:border-top="0.002cm solid #000000" fo:border-bottom="0.035cm solid #144777">
        <style:background-image/>
      </style:table-cell-properties>
    </style:style>
    <style:style style:name="Design_5f_Parameters.F1" style:display-name="Design_Parameters.F1" style:family="table-cell">
      <style:table-cell-properties style:vertical-align="middle" fo:background-color="transparent" fo:padding="0.097cm" fo:border-left="0.002cm solid #000000" fo:border-right="0.002cm solid #000000" fo:border-top="0.002cm solid #000000" fo:border-bottom="0.035cm solid #144777">
        <style:background-image/>
      </style:table-cell-properties>
    </style:style>
    <style:style style:name="Design_5f_Parameters.A2" style:display-name="Design_Parameters.A2" style:family="table-cell">
      <style:table-cell-properties style:vertical-align="middle" fo:background-color="#e6e6e6" fo:padding="0.097cm" fo:border="0.002cm solid #000000">
        <style:background-image/>
      </style:table-cell-properties>
    </style:style>
    <style:style style:name="Design_5f_Parameters.A3" style:display-name="Design_Parameters.A3" style:family="table-cell">
      <style:table-cell-properties style:vertical-align="middle" fo:padding="0.097cm" fo:border-left="0.002cm solid #000000" fo:border-right="none" fo:border-top="none" fo:border-bottom="0.002cm solid #000000"/>
    </style:style>
    <style:style style:name="Design_5f_Parameters.F3" style:display-name="Design_Parameters.F3" style:family="table-cell">
      <style:table-cell-properties style:vertical-align="middle" fo:padding="0.097cm" fo:border-left="0.002cm solid #000000" fo:border-right="0.002cm solid #000000" fo:border-top="none" fo:border-bottom="0.002cm solid #000000"/>
    </style:style>
    <style:style style:name="Tabelle1" style:family="table">
      <style:table-properties style:width="17.992cm" table:align="margins"/>
    </style:style>
    <style:style style:name="Tabelle1.A" style:family="table-column">
      <style:table-column-properties style:column-width="2cm" style:rel-column-width="7285*"/>
    </style:style>
    <style:style style:name="Tabelle1.B" style:family="table-column">
      <style:table-column-properties style:column-width="3.997cm" style:rel-column-width="14559*"/>
    </style:style>
    <style:style style:name="Tabelle1.F" style:family="table-column">
      <style:table-column-properties style:column-width="5.995cm" style:rel-column-width="21836*"/>
    </style:style>
    <style:style style:name="Tabelle1.A1" style:family="table-cell">
      <style:table-cell-properties style:vertical-align="middle" fo:background-color="transparent" fo:padding="0.097cm" fo:border-left="0.002cm solid #000000" fo:border-right="none" fo:border-top="0.002cm solid #000000" fo:border-bottom="0.035cm solid #144777">
        <style:background-image/>
      </style:table-cell-properties>
    </style:style>
    <style:style style:name="Tabelle1.F1" style:family="table-cell">
      <style:table-cell-properties style:vertical-align="middle" fo:background-color="transparent" fo:padding="0.097cm" fo:border-left="0.002cm solid #000000" fo:border-right="0.002cm solid #000000" fo:border-top="0.002cm solid #000000" fo:border-bottom="0.035cm solid #144777">
        <style:background-image/>
      </style:table-cell-properties>
    </style:style>
    <style:style style:name="Tabelle1.A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abelle1.A3" style:family="table-cell">
      <style:table-cell-properties style:vertical-align="middle" fo:padding="0.097cm" fo:border-left="0.002cm solid #000000" fo:border-right="none" fo:border-top="none" fo:border-bottom="0.002cm solid #000000"/>
    </style:style>
    <style:style style:name="Tabelle1.F3" style:family="table-cell">
      <style:table-cell-properties style:vertical-align="middle" fo:padding="0.097cm" fo:border-left="0.002cm solid #000000" fo:border-right="0.002cm solid #000000" fo:border-top="none" fo:border-bottom="0.002cm solid #000000"/>
    </style:style>
    <style:style style:name="Parameter_5f_Port_5f_Dependencies" style:display-name="Parameter_Port_Dependencies" style:family="table">
      <style:table-properties style:width="17.992cm" table:align="margins"/>
    </style:style>
    <style:style style:name="Parameter_5f_Port_5f_Dependencies.A" style:display-name="Parameter_Port_Dependencies.A" style:family="table-column">
      <style:table-column-properties style:column-width="2cm" style:rel-column-width="7285*"/>
    </style:style>
    <style:style style:name="Parameter_5f_Port_5f_Dependencies.B" style:display-name="Parameter_Port_Dependencies.B" style:family="table-column">
      <style:table-column-properties style:column-width="5.196cm" style:rel-column-width="18928*"/>
    </style:style>
    <style:style style:name="Parameter_5f_Port_5f_Dependencies.E" style:display-name="Parameter_Port_Dependencies.E" style:family="table-column">
      <style:table-column-properties style:column-width="6.795cm" style:rel-column-width="24752*"/>
    </style:style>
    <style:style style:name="Parameter_5f_Port_5f_Dependencies.A1" style:display-name="Parameter_Port_Dependencies.A1" style:family="table-cell">
      <style:table-cell-properties style:vertical-align="middle" fo:padding="0.097cm" fo:border-left="0.002cm solid #000000" fo:border-right="none" fo:border-top="0.002cm solid #000000" fo:border-bottom="0.035cm solid #144777"/>
    </style:style>
    <style:style style:name="Parameter_5f_Port_5f_Dependencies.E1" style:display-name="Parameter_Port_Dependencies.E1" style:family="table-cell">
      <style:table-cell-properties style:vertical-align="middle" fo:padding="0.097cm" fo:border-left="0.002cm solid #000000" fo:border-right="0.002cm solid #000000" fo:border-top="0.002cm solid #000000" fo:border-bottom="0.035cm solid #144777"/>
    </style:style>
    <style:style style:name="Parameter_5f_Port_5f_Dependencies.A2" style:display-name="Parameter_Port_Dependencies.A2" style:family="table-cell">
      <style:table-cell-properties style:vertical-align="middle" fo:padding="0.097cm" fo:border-left="0.002cm solid #000000" fo:border-right="none" fo:border-top="none" fo:border-bottom="0.002cm solid #000000"/>
    </style:style>
    <style:style style:name="Parameter_5f_Port_5f_Dependencies.E2" style:display-name="Parameter_Port_Dependencies.E2" style:family="table-cell">
      <style:table-cell-properties style:vertical-align="middle" fo:padding="0.097cm" fo:border-left="0.002cm solid #000000" fo:border-right="0.002cm solid #000000" fo:border-top="none" fo:border-bottom="0.002cm solid #000000"/>
    </style:style>
    <style:style style:name="Revision_5f_History" style:display-name="Revision_History" style:family="table">
      <style:table-properties style:width="17.992cm" table:align="margins"/>
    </style:style>
    <style:style style:name="Revision_5f_History.A" style:display-name="Revision_History.A" style:family="table-column">
      <style:table-column-properties style:column-width="2cm" style:rel-column-width="7285*"/>
    </style:style>
    <style:style style:name="Revision_5f_History.C" style:display-name="Revision_History.C" style:family="table-column">
      <style:table-column-properties style:column-width="13.991cm" style:rel-column-width="50965*"/>
    </style:style>
    <style:style style:name="Revision_5f_History.A1" style:display-name="Revision_History.A1" style:family="table-cell">
      <style:table-cell-properties fo:padding="0.097cm" fo:border-left="0.002cm solid #000000" fo:border-right="none" fo:border-top="0.002cm solid #000000" fo:border-bottom="0.035cm solid #144777"/>
    </style:style>
    <style:style style:name="Revision_5f_History.C1" style:display-name="Revision_History.C1" style:family="table-cell">
      <style:table-cell-properties fo:padding="0.097cm" fo:border-left="0.002cm solid #000000" fo:border-right="0.002cm solid #000000" fo:border-top="0.002cm solid #000000" fo:border-bottom="0.035cm solid #144777"/>
    </style:style>
    <style:style style:name="Revision_5f_History.A2" style:display-name="Revision_History.A2" style:family="table-cell">
      <style:table-cell-properties fo:padding="0.097cm" fo:border-left="0.002cm solid #000000" fo:border-right="none" fo:border-top="none" fo:border-bottom="0.002cm solid #000000"/>
    </style:style>
    <style:style style:name="Revision_5f_History.C2" style:display-name="Revision_History.C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end"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Table_20_Contents">
      <style:paragraph-properties fo:text-align="end" style:justify-single-word="false"/>
    </style:style>
    <style:style style:name="P5" style:family="paragraph" style:parent-style-name="Table_20_Contents">
      <style:text-properties fo:font-weight="normal" style:font-weight-asian="normal" style:font-weight-complex="normal"/>
    </style:style>
    <style:style style:name="P6" style:family="paragraph" style:parent-style-name="Table_20_Contents">
      <style:paragraph-properties fo:text-align="end" style:justify-single-word="false"/>
      <style:text-properties fo:color="#144777" fo:font-size="18pt" fo:font-weight="bold" style:font-size-asian="15.75pt" style:font-weight-asian="bold" style:font-size-complex="18pt" style:font-weight-complex="bold"/>
    </style:style>
    <style:style style:name="P7" style:family="paragraph" style:parent-style-name="Table_20_Contents">
      <style:text-properties style:font-name="Helvetica3" fo:font-weight="bold" style:font-weight-asian="bold" style:font-weight-complex="bold"/>
    </style:style>
    <style:style style:name="P8" style:family="paragraph" style:parent-style-name="Table_20_Contents">
      <style:text-properties fo:font-size="7pt" style:font-size-asian="7pt" style:font-size-complex="7pt"/>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justify" style:justify-single-word="false"/>
    </style:style>
    <style:style style:name="P12" style:family="paragraph" style:parent-style-name="Table_20__28_user_29_">
      <style:paragraph-properties fo:keep-with-next="always"/>
    </style:style>
    <style:style style:name="P13" style:family="paragraph" style:parent-style-name="Heading_20_1" style:master-page-name="First_20_Page">
      <style:paragraph-properties style:page-number="auto"/>
    </style:style>
    <style:style style:name="P14" style:family="paragraph" style:parent-style-name="Heading_20_1">
      <style:paragraph-properties fo:break-before="page"/>
    </style:style>
    <style:style style:name="P15" style:family="paragraph" style:parent-style-name="Text_20_body" style:list-style-name="List_20_1">
      <style:paragraph-properties fo:text-align="start" style:justify-single-word="false"/>
    </style:style>
    <style:style style:name="P16" style:family="paragraph" style:parent-style-name="Text_20_body" style:list-style-name="Numbering_20_1"/>
    <style:style style:name="T1" style:family="text">
      <style:text-properties fo:color="#0000ff"/>
    </style:style>
    <style:style style:name="T2" style:family="text">
      <style:text-properties fo:color="#0000ff" style:text-underline-style="none"/>
    </style:style>
    <style:style style:name="T3" style:family="text">
      <style:text-properties style:text-position="super 58%" style:font-size-asian="10.5pt"/>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text-underline-style="none" fo:font-weight="bold" style:font-style-asian="normal" style:font-weight-asian="bold" style:font-style-complex="normal" style:font-weight-complex="bold"/>
    </style:style>
    <style:style style:name="fr1" style:family="graphic" style:parent-style-name="Frame">
      <style:graphic-properties fo:margin-left="0cm" fo:margin-right="0cm" fo:margin-top="0cm" fo:margin-bottom="0.499cm" style:run-through="foreground" style:wrap="none" style:vertical-pos="from-top" style:vertical-rel="paragraph" style:horizontal-pos="center" style:horizontal-rel="paragraph" fo:background-color="transparent" style:background-transparency="100%" fo:padding="0cm" fo:border="none" style:shadow="none">
        <style:background-image/>
        <style:columns fo:column-count="1" fo:column-gap="0cm"/>
      </style:graphic-properties>
    </style:style>
    <style:style style:name="fr2" style:family="graphic" style:parent-style-name="OLE">
      <style:graphic-properties style:run-through="background" style:wrap="run-through" style:number-wrapped-paragraphs="no-limit" style:vertical-pos="from-top" style:vertical-rel="paragraph" style:horizontal-pos="from-left" style:horizontal-rel="paragraph" draw:ole-draw-aspect="1"/>
    </style:style>
    <style:style style:name="fr3"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Introduction</text:h>
      <text:p text:style-name="Text_20_body">This specification defeines the extension to the original XPS EPC IP Core by Xilinx. The original controller supports data transfers between the Processor Local Bus (PLB V4.6) and the external synchronous and / or asynchronous peripheral devices such as USB and LAN devices.</text:p>
      <text:p text:style-name="Text_20_body">As well as the original controller the S2IMAC EPC supports peripheral devices in the same manner and closes the leak of dowdy interrupt handling.</text:p>
      <text:h text:style-name="Heading_20_1" text:outline-level="1">Features</text:h>
      <text:h text:style-name="Heading_20_2" text:outline-level="2">S2IMAC Extension</text:h>
      <text:list xml:id="list967745720" text:style-name="List_20_1">
        <text:list-item>
          <text:p text:style-name="P15">Single Interrupt Handling (simple pass-through)</text:p>
        </text:list-item>
      </text:list>
      <text:h text:style-name="Heading_20_2" text:outline-level="2">XPS EPC Standard Features</text:h>
      <text:list xml:id="list300660242" text:continue-numbering="true" text:style-name="List_20_1">
        <text:list-item>
          <text:p text:style-name="P15">Connects as a 32-bit slave on PLB V4.6 buses of 32-bit, 64-bit or 128-bit</text:p>
        </text:list-item>
        <text:list-item>
          <text:p text:style-name="P15">PLB interface with byte enable support</text:p>
        </text:list-item>
        <text:list-item>
          <text:p text:style-name="P15">Parameterized support of up to four external peripheral devices with each device configured with separate base address and high address range</text:p>
        </text:list-item>
        <text:list-item>
          <text:p text:style-name="P15">Supports both synchronous and asynchronous access modes of peripheral devices with the support for a separate clock domain for synchronous peripheral devices</text:p>
        </text:list-item>
        <text:list-item>
          <text:p text:style-name="P15">Supports both multiplexed and non-multiplexed address and data buses</text:p>
        </text:list-item>
        <text:list-item>
          <text:p text:style-name="P15">The data width of peripheral devices is independently configured to 8-bit, 16-bit or 32-bit with the provision to enable data width matching when the PLB data width is greater than that of peripheral device</text:p>
        </text:list-item>
        <text:list-item>
          <text:p text:style-name="P15">Configurable timing parameters for peripheral bus interface</text:p>
        </text:list-item>
      </text:list>
      <table:table table:name="Core_Facts" table:style-name="Core_5f_Facts">
        <table:table-column table:style-name="Core_5f_Facts.A" table:number-columns-repeated="3"/>
        <table:table-row>
          <table:table-cell table:style-name="Core_5f_Facts.A1" table:number-columns-spanned="3" office:value-type="string">
            <text:p text:style-name="P3">CORE Facts</text:p>
          </table:table-cell>
          <table:covered-table-cell/>
          <table:covered-table-cell/>
        </table:table-row>
        <table:table-row>
          <table:table-cell table:style-name="Core_5f_Facts.A2" table:number-columns-spanned="3" office:value-type="string">
            <text:p text:style-name="P3">Core Specifics</text:p>
          </table:table-cell>
          <table:covered-table-cell/>
          <table:covered-table-cell/>
        </table:table-row>
        <table:table-row>
          <table:table-cell table:style-name="Core_5f_Facts.A3" office:value-type="string">
            <text:p text:style-name="Table_20_Contents">Supported Device Family</text:p>
          </table:table-cell>
          <table:table-cell table:style-name="Core_5f_Facts.B3" table:number-columns-spanned="2" office:value-type="string">
            <text:p text:style-name="Table_20_Contents">Virtex<text:span text:style-name="T3">®</text:span>-6, Spartan<text:span text:style-name="T3">®</text:span>-6, Virtex-5/5FX, Virtex-4/4QV/4Q, Automotive Spartan-3/3A/3A DSP/3E, Spartan-3E, Spartan-3, Spartan-3A, Spartan-3A DSP</text:p>
          </table:table-cell>
          <table:covered-table-cell/>
        </table:table-row>
        <table:table-row>
          <table:table-cell table:style-name="Core_5f_Facts.A4" office:value-type="string">
            <text:p text:style-name="Table_20_Contents">Version of Core</text:p>
          </table:table-cell>
          <table:table-cell table:style-name="Core_5f_Facts.A4" office:value-type="string">
            <text:p text:style-name="P9">s2imac_epc</text:p>
          </table:table-cell>
          <table:table-cell table:style-name="Core_5f_Facts.C4" office:value-type="string">
            <text:p text:style-name="P9">v1.02a</text:p>
          </table:table-cell>
        </table:table-row>
        <table:table-row>
          <table:table-cell table:style-name="Core_5f_Facts.A2" table:number-columns-spanned="3" office:value-type="string">
            <text:p text:style-name="P3">Resources Used</text:p>
          </table:table-cell>
          <table:covered-table-cell/>
          <table:covered-table-cell/>
        </table:table-row>
        <table:table-row>
          <table:table-cell table:style-name="Core_5f_Facts.A4" office:value-type="string">
            <text:p text:style-name="Table_20_Contents"/>
          </table:table-cell>
          <table:table-cell table:style-name="Core_5f_Facts.A4" office:value-type="string">
            <text:p text:style-name="P9">Min</text:p>
          </table:table-cell>
          <table:table-cell table:style-name="Core_5f_Facts.C4" office:value-type="string">
            <text:p text:style-name="P9">Max</text:p>
          </table:table-cell>
        </table:table-row>
        <table:table-row>
          <table:table-cell table:style-name="Core_5f_Facts.A4" office:value-type="string">
            <text:p text:style-name="Table_20_Contents">Slices</text:p>
          </table:table-cell>
          <table:table-cell table:style-name="Core_5f_Facts.C4" table:number-rows-spanned="3" table:number-columns-spanned="2" office:value-type="string">
            <text:p text:style-name="Table_20_Contents">Refer to <text:a xlink:type="simple" xlink:href="http://www.xilinx.com/support/documentation/ip_documentation/xps_epc.pdf">DS581</text:a> to Table 5, Table 6. Table 7 and TaDS581ble 8</text:p>
          </table:table-cell>
          <table:covered-table-cell/>
        </table:table-row>
        <table:table-row>
          <table:table-cell table:style-name="Core_5f_Facts.A4" office:value-type="string">
            <text:p text:style-name="Table_20_Contents">LUTs</text:p>
          </table:table-cell>
          <table:covered-table-cell/>
          <table:covered-table-cell/>
        </table:table-row>
        <table:table-row>
          <table:table-cell table:style-name="Core_5f_Facts.A4" office:value-type="string">
            <text:p text:style-name="Table_20_Contents">FFs</text:p>
          </table:table-cell>
          <table:covered-table-cell/>
          <table:covered-table-cell/>
        </table:table-row>
        <table:table-row>
          <table:table-cell table:style-name="Core_5f_Facts.A2" table:number-columns-spanned="3" office:value-type="string">
            <text:p text:style-name="P3">Provided with Core</text:p>
          </table:table-cell>
          <table:covered-table-cell/>
          <table:covered-table-cell/>
        </table:table-row>
        <table:table-row>
          <table:table-cell table:style-name="Core_5f_Facts.A4" office:value-type="string">
            <text:p text:style-name="Table_20_Contents">Documentation</text:p>
          </table:table-cell>
          <table:table-cell table:style-name="Core_5f_Facts.C4" table:number-columns-spanned="2" office:value-type="string">
            <text:p text:style-name="Table_20_Contents">Product Specification</text:p>
          </table:table-cell>
          <table:covered-table-cell/>
        </table:table-row>
        <table:table-row>
          <table:table-cell table:style-name="Core_5f_Facts.A4" office:value-type="string">
            <text:p text:style-name="Table_20_Contents">Design File Formats</text:p>
          </table:table-cell>
          <table:table-cell table:style-name="Core_5f_Facts.C4" table:number-columns-spanned="2" office:value-type="string">
            <text:p text:style-name="Table_20_Contents">VHDL</text:p>
          </table:table-cell>
          <table:covered-table-cell/>
        </table:table-row>
        <table:table-row>
          <table:table-cell table:style-name="Core_5f_Facts.A4" office:value-type="string">
            <text:p text:style-name="Table_20_Contents">Constraints File</text:p>
          </table:table-cell>
          <table:table-cell table:style-name="Core_5f_Facts.C4" table:number-columns-spanned="2" office:value-type="string">
            <text:p text:style-name="Table_20_Contents">N/A</text:p>
          </table:table-cell>
          <table:covered-table-cell/>
        </table:table-row>
        <table:table-row>
          <table:table-cell table:style-name="Core_5f_Facts.A4" office:value-type="string">
            <text:p text:style-name="Table_20_Contents">Verification</text:p>
          </table:table-cell>
          <table:table-cell table:style-name="Core_5f_Facts.C4" table:number-columns-spanned="2" office:value-type="string">
            <text:p text:style-name="Table_20_Contents">N/A</text:p>
          </table:table-cell>
          <table:covered-table-cell/>
        </table:table-row>
        <table:table-row>
          <table:table-cell table:style-name="Core_5f_Facts.A4" office:value-type="string">
            <text:p text:style-name="Table_20_Contents">Instantiation Template</text:p>
          </table:table-cell>
          <table:table-cell table:style-name="Core_5f_Facts.C4" table:number-columns-spanned="2" office:value-type="string">
            <text:p text:style-name="Table_20_Contents">N/A</text:p>
          </table:table-cell>
          <table:covered-table-cell/>
        </table:table-row>
        <table:table-row>
          <table:table-cell table:style-name="Core_5f_Facts.A2" table:number-columns-spanned="3" office:value-type="string">
            <text:p text:style-name="P3">Design Tool Requirement</text:p>
          </table:table-cell>
          <table:covered-table-cell/>
          <table:covered-table-cell/>
        </table:table-row>
        <table:table-row>
          <table:table-cell table:style-name="Core_5f_Facts.A4" office:value-type="string">
            <text:p text:style-name="Table_20_Contents">Xilinx Implementation Tools</text:p>
          </table:table-cell>
          <table:table-cell table:style-name="Core_5f_Facts.C4" table:number-columns-spanned="2" office:value-type="string">
            <text:p text:style-name="Table_20_Contents">ISE<text:span text:style-name="T3">®</text:span> 11.3 or later</text:p>
          </table:table-cell>
          <table:covered-table-cell/>
        </table:table-row>
        <table:table-row>
          <table:table-cell table:style-name="Core_5f_Facts.A4" office:value-type="string">
            <text:p text:style-name="Table_20_Contents">Verification</text:p>
          </table:table-cell>
          <table:table-cell table:style-name="Core_5f_Facts.C4" table:number-columns-spanned="2" office:value-type="string">
            <text:p text:style-name="Table_20_Contents">–</text:p>
          </table:table-cell>
          <table:covered-table-cell/>
        </table:table-row>
        <table:table-row>
          <table:table-cell table:style-name="Core_5f_Facts.A4" office:value-type="string">
            <text:p text:style-name="Table_20_Contents">Simulation</text:p>
          </table:table-cell>
          <table:table-cell table:style-name="Core_5f_Facts.C4" table:number-columns-spanned="2" office:value-type="string">
            <text:p text:style-name="Table_20_Contents">–</text:p>
          </table:table-cell>
          <table:covered-table-cell/>
        </table:table-row>
        <table:table-row>
          <table:table-cell table:style-name="Core_5f_Facts.A4" office:value-type="string">
            <text:p text:style-name="Table_20_Contents">Synthesis</text:p>
          </table:table-cell>
          <table:table-cell table:style-name="Core_5f_Facts.C4" table:number-columns-spanned="2" office:value-type="string">
            <text:p text:style-name="Table_20_Contents">XST</text:p>
          </table:table-cell>
          <table:covered-table-cell/>
        </table:table-row>
        <table:table-row>
          <table:table-cell table:style-name="Core_5f_Facts.C4" table:number-columns-spanned="3" office:value-type="string">
            <text:p text:style-name="P3">Support</text:p>
          </table:table-cell>
          <table:covered-table-cell/>
          <table:covered-table-cell/>
        </table:table-row>
        <table:table-row>
          <table:table-cell table:style-name="Core_5f_Facts.C4" table:number-columns-spanned="3" office:value-type="string">
            <text:p text:style-name="P9">Provided by <text:a xlink:type="simple" xlink:href="http://www.xilinx.com/support/mysupport.htm">Xilinx, Inc.</text:a> for the XPS EPC part.</text:p>
            <text:p text:style-name="P9">Provided by <text:a xlink:type="simple" xlink:href="http://www.li-pro.net/contact.phtml">Li-Pro.Net</text:a> for the S2IMAC EPC part.</text:p>
          </table:table-cell>
          <table:covered-table-cell/>
          <table:covered-table-cell/>
        </table:table-row>
      </table:table>
      <text:p text:style-name="Text_20_body"/>
      <text:h text:style-name="P14" text:outline-level="1">Functional Description</text:h>
      <text:p text:style-name="Text_20_body">The S2IMAC External Peripheral Controller (S2IMAC EPC) is based on Xilinx's original IP Core XPS EPC. The interface diagram shown in <text:sequence-ref text:reference-format="category-and-value" text:ref-name="refFigure0">Figure 1</text:sequence-ref> depicts the overall interfaces of the core design. New in S2IMAC is the fast forward pass-through of a single interrupt line on top level.</text:p>
      <text:p text:style-name="Text_20_body"><draw:frame draw:style-name="fr1" draw:name="Rahmen1" text:anchor-type="paragraph" svg:y="0cm" svg:width="15.184cm" draw:z-index="0"><draw:text-box fo:min-height="6.362cm"><text:p text:style-name="Figure"><draw:frame draw:style-name="fr3" draw:name="Objekt1" text:anchor-type="paragraph" svg:x="0.004cm" svg:y="0.002cm" svg:width="15.184cm" style:rel-width="100%" svg:height="6.361cm"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ext:span text:style-name="T4">S2IMAC EPC Interface Diagram</text:span></text:p></draw:text-box></draw:frame>As well as the XPS EPC the S2IMAC EPC IP Core design provides a general purpose interface to external peripheral devices and the PLB. The S2IMAC EPC IP Core can be configured to provide support for multiple external peripherals (non-memory peripherals like USB, LAN etc.) up to maximum of four devices. For more functional description read Xilinx original product specification <text:a xlink:type="simple" xlink:href="http://www.xilinx.com/support/documentation/ip_documentation/xps_epc.pdf">DS581</text:a>.</text:p>
      <text:p text:style-name="Text_20_body">As a new extension the S2IMAC EPC provides a simple pass-through handling for a single peripheral interrupt line. There is no interrupt control functionality.</text:p>
      <text:h text:style-name="Heading_20_1" text:outline-level="1">S2IMAC EPC IP Core Design Parameters</text:h>
      <text:p text:style-name="Text_20_body">To allow user to create the S2IMAC EPC that is uniquely tailored for the user´s system, certain feature can be parameterized in the S2IMAC EPC design. All the design parameters presented by XPS EPC are represented by S2IMAC EPC. For more informations read Xilinx original product specification <text:a xlink:type="simple" xlink:href="http://www.xilinx.com/support/documentation/ip_documentation/xps_epc.pdf">DS581</text:a>.</text:p>
      <text:p text:style-name="Text_20_body">The additional feautures that are parameterizable in the extended S2IMAC EPC core are as shown in <text:span text:style-name="T1"><text:sequence-ref text:reference-format="category-and-value" text:ref-name="refTable0">Table 1</text:sequence-ref></text:span>.</text:p>
      <text:p text:style-name="P12">Table <text:sequence text:ref-name="refTable0" text:name="Table" text:formula="ooow:Table+1" style:num-format="1">1</text:sequence>: <text:span text:style-name="T4">S2IMAC EPC IP Core Extended Design Parameters</text:span></text:p>
      <table:table table:name="Design_Parameters" table:style-name="Design_5f_Parameters">
        <table:table-column table:style-name="Design_5f_Parameters.A"/>
        <table:table-column table:style-name="Design_5f_Parameters.B" table:number-columns-repeated="3"/>
        <table:table-column table:style-name="Design_5f_Parameters.A"/>
        <table:table-column table:style-name="Design_5f_Parameters.F"/>
        <table:table-row>
          <table:table-cell table:style-name="Design_5f_Parameters.A1" office:value-type="string">
            <text:p text:style-name="Table_20_Heading">Generic</text:p>
          </table:table-cell>
          <table:table-cell table:style-name="Design_5f_Parameters.A1" office:value-type="string">
            <text:p text:style-name="Table_20_Heading">Feature /<text:line-break/>Description</text:p>
          </table:table-cell>
          <table:table-cell table:style-name="Design_5f_Parameters.A1" office:value-type="string">
            <text:p text:style-name="Table_20_Heading">Parameter Name</text:p>
          </table:table-cell>
          <table:table-cell table:style-name="Design_5f_Parameters.A1" office:value-type="string">
            <text:p text:style-name="Table_20_Heading">Allowable Values</text:p>
          </table:table-cell>
          <table:table-cell table:style-name="Design_5f_Parameters.A1" office:value-type="string">
            <text:p text:style-name="Table_20_Heading">Default Value</text:p>
          </table:table-cell>
          <table:table-cell table:style-name="Design_5f_Parameters.F1" office:value-type="string">
            <text:p text:style-name="Table_20_Heading">VHDL<text:line-break/>Type</text:p>
          </table:table-cell>
        </table:table-row>
        <table:table-row>
          <table:table-cell table:style-name="Design_5f_Parameters.A2" table:number-columns-spanned="6" office:value-type="string">
            <text:p text:style-name="P3">S2IMAC EPC Extended Interface Paraemters</text:p>
          </table:table-cell>
          <table:covered-table-cell/>
          <table:covered-table-cell/>
          <table:covered-table-cell/>
          <table:covered-table-cell/>
          <table:covered-table-cell/>
        </table:table-row>
        <table:table-row>
          <table:table-cell table:style-name="Design_5f_Parameters.A3" office:value-type="string">
            <text:p text:style-name="P9">G41</text:p>
          </table:table-cell>
          <table:table-cell table:style-name="Design_5f_Parameters.A3" office:value-type="string">
            <text:p text:style-name="P11">S2IMAC Interrupt</text:p>
          </table:table-cell>
          <table:table-cell table:style-name="Design_5f_Parameters.A3" office:value-type="string">
            <text:p text:style-name="P11">C_INTERRUPT_<text:line-break/>PRESENT</text:p>
          </table:table-cell>
          <table:table-cell table:style-name="Design_5f_Parameters.A3" office:value-type="string">
            <text:p text:style-name="P11">0 = Interrupt pass-through ist not present</text:p>
            <text:p text:style-name="P11">1 = Interrupt pass-through is present</text:p>
          </table:table-cell>
          <table:table-cell table:style-name="Design_5f_Parameters.A3" office:value-type="string">
            <text:p text:style-name="P9">0</text:p>
          </table:table-cell>
          <table:table-cell table:style-name="Design_5f_Parameters.F3" office:value-type="string">
            <text:p text:style-name="P9">integer</text:p>
          </table:table-cell>
        </table:table-row>
      </table:table>
      <text:h text:style-name="Heading_20_1" text:outline-level="1">S2IMAC EPC IP Core I/O Signals</text:h>
      <text:p text:style-name="Text_20_body">The extended S2IMAC EPC core I/O signals are listed and described in the <text:span text:style-name="T1"><text:sequence-ref text:reference-format="category-and-value" text:ref-name="refTable1">Table 2</text:sequence-ref></text:span>.</text:p>
      <text:p text:style-name="P12"><text:soft-page-break/>Table <text:sequence text:ref-name="refTable1" text:name="Table" text:formula="ooow:Table+1" style:num-format="1">2</text:sequence>: <text:span text:style-name="T4">S2IMAC EPC IP Core Extended Design Parameters</text:span></text:p>
      <table:table table:name="Tabelle1" table:style-name="Tabelle1">
        <table:table-column table:style-name="Tabelle1.A"/>
        <table:table-column table:style-name="Tabelle1.B"/>
        <table:table-column table:style-name="Tabelle1.A" table:number-columns-repeated="3"/>
        <table:table-column table:style-name="Tabelle1.F"/>
        <table:table-row>
          <table:table-cell table:style-name="Tabelle1.A1" office:value-type="string">
            <text:p text:style-name="Table_20_Heading">Port</text:p>
          </table:table-cell>
          <table:table-cell table:style-name="Tabelle1.A1" office:value-type="string">
            <text:p text:style-name="Table_20_Heading">Signal Name</text:p>
          </table:table-cell>
          <table:table-cell table:style-name="Tabelle1.A1" office:value-type="string">
            <text:p text:style-name="Table_20_Heading">Interface</text:p>
          </table:table-cell>
          <table:table-cell table:style-name="Tabelle1.A1" office:value-type="string">
            <text:p text:style-name="Table_20_Heading">Signal Type</text:p>
          </table:table-cell>
          <table:table-cell table:style-name="Tabelle1.A1" office:value-type="string">
            <text:p text:style-name="Table_20_Heading">Initial State</text:p>
          </table:table-cell>
          <table:table-cell table:style-name="Tabelle1.F1" office:value-type="string">
            <text:p text:style-name="Table_20_Heading">Description</text:p>
          </table:table-cell>
        </table:table-row>
        <table:table-row>
          <table:table-cell table:style-name="Tabelle1.A2" table:number-columns-spanned="6" office:value-type="string">
            <text:p text:style-name="P3">S2IMAC EPC Extended Signals</text:p>
          </table:table-cell>
          <table:covered-table-cell/>
          <table:covered-table-cell/>
          <table:covered-table-cell/>
          <table:covered-table-cell/>
          <table:covered-table-cell/>
        </table:table-row>
        <table:table-row>
          <table:table-cell table:style-name="Tabelle1.A3" office:value-type="string">
            <text:p text:style-name="P9">P57</text:p>
          </table:table-cell>
          <table:table-cell table:style-name="Tabelle1.A3" office:value-type="string">
            <text:p text:style-name="P11">PRH_Int</text:p>
          </table:table-cell>
          <table:table-cell table:style-name="Tabelle1.A3" office:value-type="string">
            <text:p text:style-name="P9">S2IMAC</text:p>
          </table:table-cell>
          <table:table-cell table:style-name="Tabelle1.A3" office:value-type="string">
            <text:p text:style-name="P9">I</text:p>
          </table:table-cell>
          <table:table-cell table:style-name="Tabelle1.A3" office:value-type="string">
            <text:p text:style-name="P9">–</text:p>
          </table:table-cell>
          <table:table-cell table:style-name="Tabelle1.F3" office:value-type="string">
            <text:p text:style-name="P10">External peripheral interrupt input</text:p>
          </table:table-cell>
        </table:table-row>
        <table:table-row>
          <table:table-cell table:style-name="Tabelle1.A3" office:value-type="string">
            <text:p text:style-name="P9">P58</text:p>
          </table:table-cell>
          <table:table-cell table:style-name="Tabelle1.A3" office:value-type="string">
            <text:p text:style-name="P11">IP2INTC_Irpt</text:p>
          </table:table-cell>
          <table:table-cell table:style-name="Tabelle1.A3" office:value-type="string">
            <text:p text:style-name="P9">S2IMAC<text:line-break/>Interrupt</text:p>
          </table:table-cell>
          <table:table-cell table:style-name="Tabelle1.A3" office:value-type="string">
            <text:p text:style-name="P9">O</text:p>
          </table:table-cell>
          <table:table-cell table:style-name="Tabelle1.A3" office:value-type="string">
            <text:p text:style-name="P9">0</text:p>
          </table:table-cell>
          <table:table-cell table:style-name="Tabelle1.F3" office:value-type="string">
            <text:p text:style-name="P10">S2IMAC Interrupt<text:line-break/>Active high signal</text:p>
          </table:table-cell>
        </table:table-row>
      </table:table>
      <text:h text:style-name="Heading_20_1" text:outline-level="1">Parameter – Port Dependencies</text:h>
      <text:p text:style-name="Text_20_body">In addition, when certian features are parameterized away, the related logic is removed. The dependencies between the S2IMAC EPC extended design parameters and the I/O ports are shown in <text:span text:style-name="T1"><text:sequence-ref text:reference-format="category-and-value" text:ref-name="refTable2">Table 3</text:sequence-ref></text:span>.</text:p>
      <text:p text:style-name="P12">Table <text:sequence text:ref-name="refTable2" text:name="Table" text:formula="ooow:Table+1" style:num-format="1">3</text:sequence>: <text:span text:style-name="T5">S2IMAC EPC IP Core Extended Parameter – Port Dependencies</text:span></text:p>
      <table:table table:name="Parameter_Port_Dependencies" table:style-name="Parameter_5f_Port_5f_Dependencies">
        <table:table-column table:style-name="Parameter_5f_Port_5f_Dependencies.A"/>
        <table:table-column table:style-name="Parameter_5f_Port_5f_Dependencies.B"/>
        <table:table-column table:style-name="Parameter_5f_Port_5f_Dependencies.A" table:number-columns-repeated="2"/>
        <table:table-column table:style-name="Parameter_5f_Port_5f_Dependencies.E"/>
        <table:table-row>
          <table:table-cell table:style-name="Parameter_5f_Port_5f_Dependencies.A1" office:value-type="string">
            <text:p text:style-name="Table_20_Heading">Generic or Port</text:p>
          </table:table-cell>
          <table:table-cell table:style-name="Parameter_5f_Port_5f_Dependencies.A1" office:value-type="string">
            <text:p text:style-name="Table_20_Heading">Parameter</text:p>
          </table:table-cell>
          <table:table-cell table:style-name="Parameter_5f_Port_5f_Dependencies.A1" office:value-type="string">
            <text:p text:style-name="Table_20_Heading">Affects</text:p>
          </table:table-cell>
          <table:table-cell table:style-name="Parameter_5f_Port_5f_Dependencies.A1" office:value-type="string">
            <text:p text:style-name="Table_20_Heading">Depends</text:p>
          </table:table-cell>
          <table:table-cell table:style-name="Parameter_5f_Port_5f_Dependencies.E1" office:value-type="string">
            <text:p text:style-name="Table_20_Heading">Relationship Description</text:p>
          </table:table-cell>
        </table:table-row>
        <table:table-row>
          <table:table-cell table:style-name="Parameter_5f_Port_5f_Dependencies.A2" office:value-type="string">
            <text:p text:style-name="P9">G41</text:p>
          </table:table-cell>
          <table:table-cell table:style-name="Parameter_5f_Port_5f_Dependencies.A2" office:value-type="string">
            <text:p text:style-name="P11">C_INTERRUPT_PRESENT</text:p>
          </table:table-cell>
          <table:table-cell table:style-name="Parameter_5f_Port_5f_Dependencies.A2" office:value-type="string">
            <text:p text:style-name="P9">P57, P58</text:p>
          </table:table-cell>
          <table:table-cell table:style-name="Parameter_5f_Port_5f_Dependencies.A2" office:value-type="string">
            <text:p text:style-name="P9">–</text:p>
          </table:table-cell>
          <table:table-cell table:style-name="Parameter_5f_Port_5f_Dependencies.E2" office:value-type="string">
            <text:p text:style-name="P10">When C_INTERRUPT_PRESENT is 1, interrupt input is connected to interrupt output. Otherwise the interrupt output is driven with an inactive level and the input is unused.</text:p>
          </table:table-cell>
        </table:table-row>
      </table:table>
      <text:p text:style-name="Text_20_body"/>
      <text:h text:style-name="P14" text:outline-level="1">Specification Exceptions</text:h>
      <text:p text:style-name="Text_20_body">N/A</text:p>
      <text:h text:style-name="Heading_20_2" text:outline-level="2">Support</text:h>
      <text:p text:style-name="Text_20_body">Xilinx provides technical support for XPS EPC IP Core when used as described in the product documentation. For more informations read Xilinx original product specification <text:a xlink:type="simple" xlink:href="http://www.xilinx.com/support/documentation/ip_documentation/xps_epc.pdf">DS581</text:a>. Li-Pro.Net provides limited support for the S2IMAC EPC IP Core when used in commercial relationship between Li-Pro.Net and its customers.</text:p>
      <text:h text:style-name="Heading_20_1" text:outline-level="1">Reference Documents</text:h>
      <text:p text:style-name="Text_20_body">The following documents contain information that may be required in understanding the S2IMAC EPC IP Core reference designs:</text:p>
      <text:list xml:id="list398641640" text:style-name="Numbering_20_1">
        <text:list-item>
          <text:p text:style-name="P16"><text:a xlink:type="simple" xlink:href="http://www.xilinx.com/support/documentation/ip_documentation/xps_epc.pdf">DS581</text:a> XPS External Peripheral Controller (EPC), Product Specification version 2.0</text:p>
        </text:list-item>
        <text:list-item>
          <text:p text:style-name="P16">IBM CoreConnect 128-Bit Processor Local Bus: Architecture Specifications version 4.6</text:p>
        </text:list-item>
      </text:list>
      <text:h text:style-name="Heading_20_1" text:outline-level="1">Revision History</text:h>
      <table:table table:name="Revision_History" table:style-name="Revision_5f_History">
        <table:table-column table:style-name="Revision_5f_History.A" table:number-columns-repeated="2"/>
        <table:table-column table:style-name="Revision_5f_History.C"/>
        <table:table-row>
          <table:table-cell table:style-name="Revision_5f_History.A1" office:value-type="string">
            <text:p text:style-name="Table_20_Heading">Date</text:p>
          </table:table-cell>
          <table:table-cell table:style-name="Revision_5f_History.A1" office:value-type="string">
            <text:p text:style-name="Table_20_Heading">Version</text:p>
          </table:table-cell>
          <table:table-cell table:style-name="Revision_5f_History.C1" office:value-type="string">
            <text:p text:style-name="Table_20_Heading">Revision</text:p>
          </table:table-cell>
        </table:table-row>
        <table:table-row>
          <table:table-cell table:style-name="Revision_5f_History.A2" office:value-type="string">
            <text:p text:style-name="P9">2/25/11</text:p>
          </table:table-cell>
          <table:table-cell table:style-name="Revision_5f_History.A2" office:value-type="string">
            <text:p text:style-name="P9">1.0</text:p>
          </table:table-cell>
          <table:table-cell table:style-name="Revision_5f_History.C2" office:value-type="string">
            <text:p text:style-name="P11">Initial Li-Pro.Net release.</text:p>
          </table:table-cell>
        </table:table-row>
      </table:table>
      <text:h text:style-name="Heading_20_1" text:outline-level="1">Notice of Disclaimer</text:h>
      <text:p text:style-name="Text_20_body">Li-Pro.Net is providing this product documentation, hereinafter “Information,” to you “AS IS” with no warranty of any kind, express or implied. Li-Pro.Net makes no representation that the Information, or any particular implementation thereof, is free from any claims of infringement. You are responsible for obtaining any rights you may require for any implementation based on the Information. All specifications are subject to change without notice. LI-PRO.NET EXPRESSLY DISCLAIMS ANY WARRANTY WHATSOEVER WITH RESPECT TO THE ADEQUACY OF THE INFORMATION OR ANY IMPLEMENTATION BASED THEREON, INCLUDING BUT NOT LIMITED TO ANY WARRANTIES OR REPRESENTATIONS THAT THIS IMPLEMENTATION IS FREE FROM CLAIMS OF INFRINGEMENT AND ANY IMPLIED WARRANTIES OF MERCHANTABILITY OR FITNESS FOR A PARTICULAR PURPOSE. Except as stated herein, none of the Information may be copied, reproduced, distributed, republished, downloaded, displayed, posted, or transmitted in any form or by any means including, but not limited to, electronic, mechanical, photocopying, recording, or otherwise, without the prior written consent of Li-Pro.Ne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Palatino" svg:font-family="Palatino" style:font-adornments="Standard" style:font-family-generic="roman"/>
    <style:font-face style:name="Helvetica3" svg:font-family="Helvetica" style:font-family-generic="swiss"/>
    <style:font-face style:name="Helvetica1" svg:font-family="Helvetica" style:font-adornments="Fett" style:font-family-generic="swiss"/>
    <style:font-face style:name="Helvetica2" svg:font-family="Helvetica" style:font-adornments="Kursiv" style:font-family-generic="swiss"/>
    <style:font-face style:name="Helvetica" svg:font-family="Helvetica" style:font-adornments="Standard"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text-indent="0cm" style:auto-text-indent="false"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9.394cm" style:type="center"/>
          <style:tab-stop style:position="18.791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Helvetica"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default-outline-level="1">
      <style:text-properties fo:color="#144777" style:font-name="Helvetica1"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color="#144777" style:font-name="Helvetica1" fo:font-size="12pt" fo:font-style="normal" fo:font-weight="bold" style:font-size-asian="14pt" style:font-style-asian="italic" style:font-weight-asian="normal" style:font-size-complex="14pt" style:font-style-complex="italic" style:font-weight-complex="normal"/>
    </style:style>
    <style:style style:name="Footer" style:family="paragraph" style:parent-style-name="Standard" style:class="extra">
      <style:paragraph-properties text:number-lines="false" text:line-number="0">
        <style:tab-stops>
          <style:tab-stop style:position="9.394cm" style:type="center"/>
          <style:tab-stop style:position="18.791cm" style:type="right"/>
        </style:tab-stops>
      </style:paragraph-properties>
    </style:style>
    <style:style style:name="Text" style:family="paragraph" style:parent-style-name="Caption" style:class="extra"/>
    <style:style style:name="Illustration" style:family="paragraph" style:parent-style-name="Caption" style:class="extra"/>
    <style:style style:name="Figure" style:family="paragraph" style:parent-style-name="Caption">
      <style:paragraph-properties fo:text-align="center" style:justify-single-word="false"/>
      <style:text-properties style:font-name="Helvetica2" fo:font-size="9pt" style:font-weight-asian="normal" style:font-weight-complex="normal"/>
    </style:style>
    <style:style style:name="Table_20__28_user_29_" style:display-name="Table (user)" style:family="paragraph" style:parent-style-name="Caption">
      <style:text-properties style:font-name="Helvetica2" fo:font-size="9pt" style:font-weight-asian="normal" style:font-weight-complex="normal"/>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class="text" style:default-outline-level="3">
      <style:text-properties fo:color="#144777" style:font-name="Helvetica1" fo:font-size="10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ff" fo:language="zxx" fo:country="none" style:text-underline-style="none" style:language-asian="zxx" style:country-asian="none" style:language-complex="zxx" style:country-complex="none"/>
    </style:style>
    <style:style style:name="Visited_20_Internet_20_Link" style:display-name="Visited Internet Link" style:family="text">
      <style:text-properties fo:color="#0000ff" fo:language="zxx" fo:country="none" style:text-underline-style="none"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Kopfzeile3" style:family="table">
      <style:table-properties style:width="17.992cm" table:align="margins" style:may-break-between-rows="false"/>
    </style:style>
    <style:style style:name="Kopfzeile3.A" style:family="table-column">
      <style:table-column-properties style:column-width="4.17cm" style:rel-column-width="15188*"/>
    </style:style>
    <style:style style:name="Kopfzeile3.B" style:family="table-column">
      <style:table-column-properties style:column-width="13.822cm" style:rel-column-width="50347*"/>
    </style:style>
    <style:style style:name="Kopfzeile3.A1" style:family="table-cell">
      <style:table-cell-properties fo:padding-left="0cm" fo:padding-right="0cm" fo:padding-top="0.199cm" fo:padding-bottom="0.199cm" fo:border="none"/>
    </style:style>
    <style:style style:name="Kopfzeile2" style:family="table">
      <style:table-properties style:width="17.976cm" table:align="left" style:may-break-between-rows="false"/>
    </style:style>
    <style:style style:name="Kopfzeile2.A" style:family="table-column">
      <style:table-column-properties style:column-width="13.758cm"/>
    </style:style>
    <style:style style:name="Kopfzeile2.B" style:family="table-column">
      <style:table-column-properties style:column-width="4.217cm"/>
    </style:style>
    <style:style style:name="Kopfzeile2.A1" style:family="table-cell">
      <style:table-cell-properties fo:padding-left="0cm" fo:padding-right="0cm" fo:padding-top="0.199cm" fo:padding-bottom="0.199cm" fo:border="none"/>
    </style:style>
    <style:style style:name="Fußzeile3" style:family="table">
      <style:table-properties style:width="17.992cm" table:align="margins" style:may-break-between-rows="false"/>
    </style:style>
    <style:style style:name="Fußzeile3.A" style:family="table-column">
      <style:table-column-properties style:column-width="8.996cm" style:rel-column-width="32767*"/>
    </style:style>
    <style:style style:name="Fußzeile3.B" style:family="table-column">
      <style:table-column-properties style:column-width="8.996cm" style:rel-column-width="32768*"/>
    </style:style>
    <style:style style:name="Fußzeile3.A1" style:family="table-cell">
      <style:table-cell-properties fo:padding-left="0cm" fo:padding-right="0cm" fo:padding-top="0.199cm" fo:padding-bottom="0.199cm" fo:border="none"/>
    </style:style>
    <style:style style:name="Fußzeile2" style:family="table">
      <style:table-properties style:width="17.992cm" table:align="margins" style:may-break-between-rows="false"/>
    </style:style>
    <style:style style:name="Fußzeile2.A" style:family="table-column">
      <style:table-column-properties style:column-width="13.758cm" style:rel-column-width="50115*"/>
    </style:style>
    <style:style style:name="Fußzeile2.B" style:family="table-column">
      <style:table-column-properties style:column-width="4.233cm" style:rel-column-width="15420*"/>
    </style:style>
    <style:style style:name="Fußzeile2.A1" style:family="table-cell">
      <style:table-cell-properties fo:padding-left="0cm" fo:padding-right="0cm" fo:padding-top="0.199cm" fo:padding-bottom="0.199cm" fo:border="none"/>
    </style:style>
    <style:style style:name="Kopfzeile1" style:family="table">
      <style:table-properties style:width="17.992cm" table:align="margins" style:may-break-between-rows="false"/>
    </style:style>
    <style:style style:name="Kopfzeile1.A" style:family="table-column">
      <style:table-column-properties style:column-width="8.412cm" style:rel-column-width="30640*"/>
    </style:style>
    <style:style style:name="Kopfzeile1.B" style:family="table-column">
      <style:table-column-properties style:column-width="9.58cm" style:rel-column-width="34895*"/>
    </style:style>
    <style:style style:name="Kopfzeile1.1" style:family="table-row">
      <style:table-row-properties style:min-row-height="1.935cm"/>
    </style:style>
    <style:style style:name="Kopfzeile1.A1" style:family="table-cell">
      <style:table-cell-properties fo:padding-left="0.199cm" fo:padding-right="0cm" fo:padding-top="0.199cm" fo:padding-bottom="0.199cm" fo:border="none"/>
    </style:style>
    <style:style style:name="Kopfzeile1.2" style:family="table-row">
      <style:table-row-properties style:min-row-height="0.011cm"/>
    </style:style>
    <style:style style:name="Kopfzeile1.A2" style:family="table-cell">
      <style:table-cell-properties fo:background-color="transparent" fo:padding="0cm" fo:border="none">
        <style:background-image/>
      </style:table-cell-properties>
    </style:style>
    <style:style style:name="Fußzeile1" style:family="table">
      <style:table-properties style:width="17.992cm" table:align="margins" style:may-break-between-rows="false"/>
    </style:style>
    <style:style style:name="Fußzeile1.A" style:family="table-column">
      <style:table-column-properties style:column-width="5.997cm" style:rel-column-width="21845*"/>
    </style:style>
    <style:style style:name="Fußzeile1.A1" style:family="table-cell">
      <style:table-cell-properties fo:padding-left="0cm" fo:padding-right="0cm" fo:padding-top="0.199cm" fo:padding-bottom="0.199cm" fo:border-left="none" fo:border-right="none" fo:border-top="none" fo:border-bottom="0.035cm solid #144777"/>
    </style:style>
    <style:style style:name="Fußzeile1.A2" style:family="table-cell">
      <style:table-cell-properties fo:padding-left="0cm" fo:padding-right="0cm" fo:padding-top="0.199cm" fo:padding-bottom="0.199cm" fo:border="none"/>
    </style:style>
    <style:style style:name="MP1" style:family="paragraph" style:parent-style-name="Table_20_Contents">
      <style:text-properties fo:font-weight="bold" style:font-weight-asian="bold" style:font-weight-complex="bold"/>
    </style:style>
    <style:style style:name="MP2" style:family="paragraph" style:parent-style-name="Table_20_Contents">
      <style:paragraph-properties fo:text-align="end"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style>
    <style:style style:name="MP4" style:family="paragraph" style:parent-style-name="Table_20_Contents">
      <style:text-properties fo:font-weight="normal" style:font-weight-asian="normal" style:font-weight-complex="normal"/>
    </style:style>
    <style:style style:name="MP5" style:family="paragraph" style:parent-style-name="Table_20_Contents">
      <style:paragraph-properties fo:text-align="end" style:justify-single-word="false"/>
      <style:text-properties fo:color="#144777" fo:font-size="18pt" fo:font-weight="bold" style:font-size-asian="15.75pt" style:font-weight-asian="bold" style:font-size-complex="18pt" style:font-weight-complex="bold"/>
    </style:style>
    <style:style style:name="MP6" style:family="paragraph" style:parent-style-name="Table_20_Contents">
      <style:text-properties style:font-name="Helvetica3" fo:font-weight="bold" style:font-weight-asian="bold" style:font-weight-complex="bold"/>
    </style:style>
    <style:style style:name="MP7" style:family="paragraph" style:parent-style-name="Table_20_Contents">
      <style:text-properties fo:font-size="7pt" style:font-size-asian="7pt" style:font-size-complex="7pt"/>
    </style:style>
    <style:style style:name="MP8" style:family="paragraph" style:parent-style-name="Table_20_Contents">
      <style:paragraph-properties fo:text-align="center" style:justify-single-word="false"/>
    </style:style>
    <style:style style:name="MT1" style:family="text">
      <style:text-properties fo:color="#0000ff" style:text-underline-style="none"/>
    </style:style>
    <style:style style:name="Mfr1" style:family="graphic" style:parent-style-name="OLE">
      <style:graphic-properties style:run-through="background" style:wrap="run-through" style:number-wrapped-paragraphs="no-limit" style:vertical-pos="from-top" style:vertical-rel="paragraph" style:horizontal-pos="from-left" style:horizontal-rel="paragraph" draw:ole-draw-aspect="1"/>
    </style:style>
    <style:page-layout style:name="Mpm1">
      <style:page-layout-properties fo:page-width="21.59cm" fo:page-height="27.94cm" style:num-format="1" style:print-orientation="portrait" fo:margin-top="0.7cm" fo:margin-bottom="0.499cm" fo:margin-left="1.799cm" fo:margin-right="1.799cm" style:writing-mode="lr-tb" style:footnote-max-height="0cm">
        <style:footnote-sep style:width="0.018cm" style:distance-before-sep="0.101cm" style:distance-after-sep="0.101cm" style:adjustment="left" style:rel-width="25%" style:color="#000000"/>
      </style:page-layout-properties>
      <style:header-style>
        <style:header-footer-properties svg:height="2cm" fo:margin-left="0cm" fo:margin-right="0cm" fo:margin-bottom="1cm" fo:border-top="none" fo:border-bottom="0.035cm solid #144777" fo:border-left="none" fo:border-right="none" fo:padding="0cm" style:shadow="none" style:dynamic-spacing="false"/>
      </style:header-style>
      <style:footer-style>
        <style:header-footer-properties svg:height="1.199cm" fo:margin-left="0cm" fo:margin-right="0cm" fo:margin-top="0.199cm" fo:border-top="0.035cm solid #144777" fo:border-bottom="none" fo:border-left="none" fo:border-right="none" fo:padding="0cm" style:shadow="none" style:dynamic-spacing="false"/>
      </style:footer-style>
    </style:page-layout>
    <style:page-layout style:name="Mpm2" style:page-usage="right">
      <style:page-layout-properties fo:page-width="21.59cm" fo:page-height="27.94cm" style:num-format="1" style:print-orientation="portrait" fo:margin-top="0.7cm" fo:margin-bottom="0.499cm" fo:margin-left="1.799cm" fo:margin-right="1.799cm" style:shadow="none" style:writing-mode="lr-tb"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adjustment="left" style:rel-width="25%" style:color="#000000"/>
      </style:page-layout-properties>
      <style:header-style>
        <style:header-footer-properties svg:height="3.6cm" fo:margin-left="0cm" fo:margin-right="0cm" fo:margin-bottom="1cm" fo:border-top="0.035cm solid #144777" fo:border-bottom="0.035cm solid #144777" fo:border-left="none" fo:border-right="none" fo:padding="0cm" style:shadow="none" style:dynamic-spacing="false"/>
      </style:header-style>
      <style:footer-style>
        <style:header-footer-properties svg:height="2.6cm" fo:margin-left="0cm" fo:margin-right="0cm" fo:margin-top="0.199cm" fo:border-top="0.018cm solid #144777" fo:border-bottom="none" fo:border-left="none" fo:border-right="none" fo:padding="0cm" style:shadow="none" style:dynamic-spacing="fals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Kopfzeile3" table:style-name="Kopfzeile3">
          <table:table-column table:style-name="Kopfzeile3.A"/>
          <table:table-column table:style-name="Kopfzeile3.B"/>
          <table:table-row>
            <table:table-cell table:style-name="Kopfzeile3.A1" office:value-type="string">
              <text:p text:style-name="MP1"/>
            </table:table-cell>
            <table:table-cell table:style-name="Kopfzeile3.A1" office:value-type="string">
              <text:p text:style-name="MP2">S2IMAC External Peripheral Controller (EPC) v1.02a</text:p>
            </table:table-cell>
          </table:table-row>
        </table:table>
        <text:p text:style-name="Header"/>
      </style:header>
      <style:header-left>
        <table:table table:name="Kopfzeile2" table:style-name="Kopfzeile2">
          <table:table-column table:style-name="Kopfzeile2.A"/>
          <table:table-column table:style-name="Kopfzeile2.B"/>
          <table:table-row>
            <table:table-cell table:style-name="Kopfzeile2.A1" office:value-type="string">
              <text:p text:style-name="MP1">S2IMAC External Peripheral Controller (EPC) v1.02a</text:p>
            </table:table-cell>
            <table:table-cell table:style-name="Kopfzeile2.A1" office:value-type="string">
              <text:p text:style-name="MP3"/>
            </table:table-cell>
          </table:table-row>
        </table:table>
        <text:p text:style-name="Header"/>
      </style:header-left>
      <style:footer>
        <table:table table:name="Fußzeile3" table:style-name="Fußzeile3">
          <table:table-column table:style-name="Fußzeile3.A"/>
          <table:table-column table:style-name="Fußzeile3.B"/>
          <table:table-row>
            <table:table-cell table:style-name="Fußzeile3.A1" office:value-type="string">
              <text:p text:style-name="MP4"><text:page-number text:select-page="current">4</text:page-number></text:p>
            </table:table-cell>
            <table:table-cell table:style-name="Fußzeile3.A1" office:value-type="string">
              <text:p text:style-name="MP3">DS031 Februrary 25, 2011</text:p>
              <text:p text:style-name="MP2">Product Extension Specification</text:p>
            </table:table-cell>
          </table:table-row>
        </table:table>
        <text:p text:style-name="Footer"/>
      </style:footer>
      <style:footer-left>
        <table:table table:name="Fußzeile2" table:style-name="Fußzeile2">
          <table:table-column table:style-name="Fußzeile2.A"/>
          <table:table-column table:style-name="Fußzeile2.B"/>
          <table:table-row>
            <table:table-cell table:style-name="Fußzeile2.A1" office:value-type="string">
              <text:p text:style-name="Table_20_Contents">DS031 Februrary 25, 2011</text:p>
              <text:p text:style-name="MP1">Product Extension Specification</text:p>
            </table:table-cell>
            <table:table-cell table:style-name="Fußzeile2.A1" office:value-type="string">
              <text:p text:style-name="MP3"><text:page-number text:select-page="current">4</text:page-number></text:p>
            </table:table-cell>
          </table:table-row>
        </table:table>
        <text:p text:style-name="Footer"/>
      </style:footer-left>
    </style:master-page>
    <style:master-page style:name="First_20_Page" style:display-name="First Page" style:page-layout-name="Mpm2" style:next-style-name="Standard">
      <style:header>
        <table:table table:name="Kopfzeile1" table:style-name="Kopfzeile1">
          <table:table-column table:style-name="Kopfzeile1.A"/>
          <table:table-column table:style-name="Kopfzeile1.B"/>
          <table:table-row table:style-name="Kopfzeile1.1">
            <table:table-cell table:style-name="Kopfzeile1.A1" office:value-type="string">
              <text:p text:style-name="Table_20_Contents"><draw:frame draw:style-name="Mfr1" draw:name="Objekt2" text:anchor-type="paragraph" svg:x="-0.259cm" svg:y="0.016cm" svg:width="8.962cm" svg:height="1.663cm" draw:z-index="2"><draw:object xlink:href="./Object 2" xlink:type="simple" xlink:show="embed" xlink:actuate="onLoad"/><draw:image xlink:href="./ObjectReplacements/Object 2" xlink:type="simple" xlink:show="embed" xlink:actuate="onLoad"/></draw:frame></text:p>
            </table:table-cell>
            <table:table-cell table:style-name="Kopfzeile1.A1" office:value-type="string">
              <text:p text:style-name="MP5">S2IMAC External Peripheral</text:p>
              <text:p text:style-name="MP5">Controller (EPC) v1.02a</text:p>
            </table:table-cell>
          </table:table-row>
          <table:table-row table:style-name="Kopfzeile1.2">
            <table:table-cell table:style-name="Kopfzeile1.A2" office:value-type="string">
              <text:p text:style-name="MP6">DS031 February 25, 2011</text:p>
            </table:table-cell>
            <table:table-cell table:style-name="Kopfzeile1.A2" office:value-type="string">
              <text:p text:style-name="MP2">Product Extension Specification</text:p>
            </table:table-cell>
          </table:table-row>
        </table:table>
        <text:p text:style-name="Header"/>
      </style:header>
      <style:footer>
        <table:table table:name="Fußzeile1" table:style-name="Fußzeile1">
          <table:table-column table:style-name="Fußzeile1.A" table:number-columns-repeated="3"/>
          <table:table-row>
            <table:table-cell table:style-name="Fußzeile1.A1" table:number-columns-spanned="3" office:value-type="string">
              <text:p text:style-name="MP7">© 2011 Li-Pro.Net, Stephan Linz</text:p>
              <text:p text:style-name="MP7">© 2007-2009 Xilinx, Inc. XILINX, the Xilinx logo, Virtex, Spartan, ISE and other designated brands included herein are trademarks of Xilinx in the United States and other countries. All other trademarks are the property of their respective owners.</text:p>
            </table:table-cell>
            <table:covered-table-cell/>
            <table:covered-table-cell/>
          </table:table-row>
          <table:table-row>
            <table:table-cell table:style-name="Fußzeile1.A2" office:value-type="string">
              <text:p text:style-name="Table_20_Contents">DS031 Februrary 25, 2011</text:p>
              <text:p text:style-name="MP1">Product Extension Specification</text:p>
            </table:table-cell>
            <table:table-cell table:style-name="Fußzeile1.A2" office:value-type="string">
              <text:p text:style-name="MP8"><text:a xlink:type="simple" xlink:href="http://www.li-pro.de/xilinx_mb:start"><text:span text:style-name="MT1">www.li-pro.de</text:span></text:a></text:p>
            </table:table-cell>
            <table:table-cell table:style-name="Fußzeile1.A2" office:value-type="string">
              <text:p text:style-name="MP3"><text:page-number text:select-page="current">4</text:page-number></text:p>
            </table:table-cell>
          </table:table-row>
        </table:table>
        <text:p text:style-name="Footer"/>
      </style:footer>
    </style:master-page>
    <style:master-page style:name="Right_20_Page" style:display-name="Right Page" style:page-layout-name="Mpm3"/>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tephan Linz</meta:initial-creator>
    <meta:creation-date>2011-02-26T19:43:45</meta:creation-date>
    <dc:date>2011-02-27T13:47:20</dc:date>
    <dc:creator>Stephan Linz</dc:creator>
    <meta:editing-duration>PT09H39M54S</meta:editing-duration>
    <meta:editing-cycles>52</meta:editing-cycles>
    <meta:generator>OpenOffice.org/3.0$Unix OpenOffice.org_project/300m15$Build-9379</meta:generator>
    <dc:subject>Li-Pro.Net</dc:subject>
    <dc:title>Li-Pro.Net DS031 S2IMAC External Peripheral Controller (EPC) (v1.02a), Data Sheet</dc:title>
    <dc:description>This specification defeines the extension to the original XPS EPC IP Core by Xilinx. The original controller supports data transfers between the Processor Local Bus (PLB V4.6) and the external synchronous and / or asynchronous peripheral devices such as USB and LAN devices.</dc:description>
    <meta:keyword>DS031</meta:keyword>
    <meta:keyword>031</meta:keyword>
    <meta:keyword>S2IMAC</meta:keyword>
    <meta:keyword>EPC</meta:keyword>
    <meta:keyword>FPGA</meta:keyword>
    <meta:keyword>Xilinx</meta:keyword>
    <meta:keyword>Virtex</meta:keyword>
    <meta:keyword>Spartan</meta:keyword>
    <meta:keyword>IP</meta:keyword>
    <meta:keyword>cores</meta:keyword>
    <meta:document-statistic meta:character-count="7003" meta:image-count="0" meta:object-count="2" meta:page-count="4" meta:paragraph-count="144" meta:table-count="11" meta:word-count="106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5cm" draw:marker-start-width="0.385cm" draw:marker-end-width="0.385cm" draw:fill="solid" draw:fill-color="#ffffff" draw:textarea-horizontal-align="justify" draw:textarea-vertical-align="top" draw:auto-grow-height="false" fo:padding-top="0.15cm" fo:padding-bottom="0.15cm" fo:padding-left="0.275cm" fo:padding-right="0.275cm" fo:wrap-option="wrap"/>
    </style:style>
    <style:style style:name="gr2" style:family="graphic" style:parent-style-name="standard">
      <style:graphic-properties svg:stroke-width="0.05cm" draw:marker-start-width="0.385cm" draw:marker-end-width="0.385cm" draw:fill="solid" draw:fill-color="#e6e6e6" draw:textarea-horizontal-align="justify" draw:textarea-vertical-align="middle" draw:auto-grow-height="false" fo:padding-top="0.15cm" fo:padding-bottom="0.15cm" fo:padding-left="0.275cm" fo:padding-right="0.275cm" fo:wrap-option="wrap"/>
    </style:style>
    <style:style style:name="gr3" style:family="graphic" style:parent-style-name="standard">
      <style:graphic-properties draw:marker-start="Small_20_Arrow" draw:marker-start-width="0.2cm" draw:marker-end="Small_20_Arrow" draw:marker-end-width="0.2cm" draw:textarea-horizontal-align="center" draw:textarea-vertical-align="middle"/>
    </style:style>
    <style:style style:name="gr4" style:family="graphic" style:parent-style-name="standard">
      <style:graphic-properties svg:stroke-width="0.05cm" draw:marker-start-width="0.385cm" draw:marker-end-width="0.385cm" draw:fill="solid" draw:fill-color="#ffffff" draw:textarea-horizontal-align="justify" draw:textarea-vertical-align="middle" draw:auto-grow-height="false" fo:padding-top="0.15cm" fo:padding-bottom="0.15cm" fo:padding-left="0.275cm" fo:padding-right="0.275cm" fo:wrap-option="wrap"/>
    </style:style>
    <style:style style:name="gr5" style:family="graphic" style:parent-style-name="standard">
      <style:graphic-properties draw:stroke="dash" draw:stroke-dash="Ultrafine_20_Dashed" svg:stroke-width="0.1cm" draw:marker-start-width="0.45cm" draw:marker-end-width="0.45cm" draw:textarea-horizontal-align="center" draw:textarea-vertical-align="middle" fo:padding-top="0.175cm" fo:padding-bottom="0.175cm" fo:padding-left="0.3cm" fo:padding-right="0.3cm"/>
    </style:style>
    <style:style style:name="gr6" style:family="graphic" style:parent-style-name="standard">
      <style:graphic-properties draw:marker-start="Small_20_Arrow" draw:marker-start-width="0.2cm" draw:marker-end="Small_20_Arrow" draw:marker-end-width="0.2cm" draw:textarea-horizontal-align="center" draw:textarea-vertical-align="top" fo:padding-bottom="1.33cm"/>
    </style:style>
    <style:style style:name="gr7" style:family="graphic" style:parent-style-name="standard">
      <style:graphic-properties draw:marker-start="Circle" draw:marker-start-width="0.2cm" draw:marker-start-center="true" draw:marker-end="Small_20_Arrow" draw:marker-end-width="0.2cm" draw:textarea-horizontal-align="center" draw:textarea-vertical-align="middle"/>
    </style:style>
    <style:style style:name="gr8" style:family="graphic" style:parent-style-name="standard">
      <style:graphic-properties svg:stroke-width="0.1cm" draw:marker-start="Symmetric_20_Arrow" draw:marker-start-width="0.45cm" draw:marker-end="Symmetric_20_Arrow" draw:marker-end-width="0.45cm" draw:textarea-horizontal-align="center" draw:textarea-vertical-align="bottom" fo:padding-top="-0.1cm" fo:padding-bottom="0.175cm" fo:padding-left="0.3cm" fo:padding-right="0.3cm"/>
    </style:style>
    <style:style style:name="gr9" style:family="graphic" style:parent-style-name="standard">
      <style:graphic-properties draw:marker-start="Small_20_Arrow" draw:marker-start-width="0.2cm" draw:marker-end="" draw:marker-end-width="0.2cm" draw:textarea-horizontal-align="right" draw:textarea-vertical-align="middle"/>
    </style:style>
    <style:style style:name="gr10" style:family="graphic" style:parent-style-name="standard">
      <style:graphic-properties draw:marker-start="Symmetric_20_Arrow" draw:marker-start-width="0.3cm" draw:marker-end="Symmetric_20_Arrow" draw:marker-end-width="0.3cm"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family="Helvetica" style:font-family-generic="swiss" fo:font-size="9pt" fo:font-weight="normal" style:font-size-asian="9pt" style:font-weight-asian="normal" style:font-size-complex="9pt" style:font-weight-complex="normal"/>
    </style:style>
    <style:style style:name="P3" style:family="paragraph">
      <style:paragraph-properties fo:text-align="start"/>
    </style:style>
    <style:style style:name="P4" style:family="paragraph">
      <style:paragraph-properties fo:text-align="start"/>
      <style:text-properties fo:font-family="Helvetica" style:font-family-generic="swiss" fo:font-size="9pt" fo:font-weight="normal" style:font-size-asian="9pt" style:font-weight-asian="normal" style:font-size-complex="9pt" style:font-weight-complex="normal"/>
    </style:style>
    <style:style style:name="P5" style:family="paragraph">
      <style:paragraph-properties fo:text-align="center"/>
      <style:text-properties fo:font-family="Helvetica" style:font-family-generic="swiss" fo:font-size="9pt" style:font-size-asian="9pt" style:font-size-complex="9pt"/>
    </style:style>
    <style:style style:name="T1" style:family="text">
      <style:text-properties fo:font-family="Helvetica" style:font-family-generic="swiss" fo:font-size="9pt" fo:font-weight="normal" style:font-size-asian="9pt" style:font-weight-asian="normal" style:font-size-complex="9pt" style:font-weight-complex="normal"/>
    </style:style>
    <style:style style:name="T2" style:family="text">
      <style:text-properties fo:font-family="Helvetica" style:font-family-generic="swiss" fo:font-size="9pt" style:font-size-asian="9pt" style:font-size-complex="9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9.5cm" svg:height="5.75cm" svg:x="4cm" svg:y="6.25cm">
          <text:p text:style-name="P1"><text:span text:style-name="T1">FPGA</text:span></text:p>
          <draw:enhanced-geometry svg:viewBox="0 0 21600 21600" draw:mirror-horizontal="false" draw:mirror-vertical="false" draw:type="rectangle" draw:enhanced-path="M 0 0 L 21600 0 21600 21600 0 21600 0 0 Z N"/>
        </draw:custom-shape>
        <draw:custom-shape draw:style-name="gr1" draw:text-style-name="P2" draw:id="id7" draw:layer="layout" svg:width="7.5cm" svg:height="4.25cm" svg:x="5.75cm" svg:y="7cm">
          <text:p text:style-name="P1"><text:span text:style-name="T1">S2IMAC EPC</text:span></text:p>
          <draw:enhanced-geometry svg:viewBox="0 0 21600 21600" draw:type="rectangle" draw:enhanced-path="M 0 0 L 21600 0 21600 21600 0 21600 0 0 Z N"/>
        </draw:custom-shape>
        <draw:custom-shape draw:style-name="gr2" draw:text-style-name="P4" draw:id="id1" draw:layer="layout" svg:width="2cm" svg:height="2cm" svg:x="6cm" svg:y="7.75cm">
          <text:p text:style-name="P3"><text:span text:style-name="T1">PLB Interface Module</text:span></text:p>
          <draw:enhanced-geometry svg:viewBox="0 0 21600 21600" draw:type="rectangle" draw:enhanced-path="M 0 0 L 21600 0 21600 21600 0 21600 0 0 Z N"/>
        </draw:custom-shape>
        <draw:custom-shape draw:style-name="gr2" draw:text-style-name="P4" draw:id="id2" draw:layer="layout" svg:width="2cm" svg:height="2cm" svg:x="10.5cm" svg:y="7.75cm">
          <text:p text:style-name="P3"><text:span text:style-name="T1">EPC CORE</text:span></text:p>
          <draw:enhanced-geometry svg:viewBox="0 0 21600 21600" draw:type="rectangle" draw:enhanced-path="M 0 0 L 21600 0 21600 21600 0 21600 0 0 Z N"/>
        </draw:custom-shape>
        <draw:connector draw:style-name="gr3" draw:text-style-name="P5" draw:layer="layout" svg:x1="8cm" svg:y1="8.75cm" svg:x2="10.5cm" svg:y2="8.75cm" draw:start-shape="id1" draw:start-glue-point="1" draw:end-shape="id2" draw:end-glue-point="3" svg:d="m8000 8750h2500">
          <text:p text:style-name="P1"><text:span text:style-name="T2">IPC</text:span></text:p>
          <text:p text:style-name="P1"><text:span text:style-name="T2">Interface</text:span></text:p>
        </draw:connector>
        <draw:custom-shape draw:style-name="gr4" draw:text-style-name="P2" draw:id="id3" draw:layer="layout" svg:width="2.25cm" svg:height="1.5cm" svg:x="16.25cm" svg:y="7.25cm">
          <text:p text:style-name="P1"><text:span text:style-name="T1">External</text:span></text:p>
          <text:p text:style-name="P1"><text:span text:style-name="T1">Peripheral</text:span></text:p>
          <text:p text:style-name="P1"><text:span text:style-name="T1">Device 1</text:span></text:p>
          <draw:enhanced-geometry svg:viewBox="0 0 21600 21600" draw:type="rectangle" draw:enhanced-path="M 0 0 L 21600 0 21600 21600 0 21600 0 0 Z N"/>
        </draw:custom-shape>
        <draw:custom-shape draw:style-name="gr4" draw:text-style-name="P2" draw:id="id4" draw:layer="layout" svg:width="2.25cm" svg:height="1.5cm" svg:x="16.25cm" svg:y="9.25cm">
          <text:p text:style-name="P1"><text:span text:style-name="T1">External</text:span></text:p>
          <text:p text:style-name="P1"><text:span text:style-name="T1">Peripheral</text:span></text:p>
          <text:p text:style-name="P1"><text:span text:style-name="T1">Device 4</text:span></text:p>
          <draw:enhanced-geometry svg:viewBox="0 0 21600 21600" draw:type="rectangle" draw:enhanced-path="M 0 0 L 21600 0 21600 21600 0 21600 0 0 Z N"/>
        </draw:custom-shape>
        <draw:connector draw:style-name="gr5" draw:text-style-name="P1" draw:layer="layout" svg:x1="17.375cm" svg:y1="8.75cm" svg:x2="17.375cm" svg:y2="9.25cm" draw:start-shape="id3" draw:start-glue-point="2" draw:end-shape="id4" draw:end-glue-point="0" svg:d="m17375 8750v500">
          <text:p/>
        </draw:connector>
        <draw:connector draw:style-name="gr6" draw:text-style-name="P5" draw:id="id5" draw:layer="layout" svg:x1="12.5cm" svg:y1="8cm" svg:x2="16.25cm" svg:y2="8cm" draw:end-shape="id3" draw:end-glue-point="3" svg:d="m12500 8000h3750">
          <text:p text:style-name="P1"><text:span text:style-name="T2">External</text:span></text:p>
          <text:p text:style-name="P1"><text:span text:style-name="T2">Peripheral</text:span></text:p>
          <text:p text:style-name="P1"><text:span text:style-name="T2">Interface</text:span></text:p>
        </draw:connector>
        <draw:connector draw:style-name="gr7" draw:text-style-name="P5" draw:layer="layout" svg:x1="14.375cm" svg:y1="8cm" svg:x2="16.25cm" svg:y2="10cm" draw:start-shape="id5" draw:start-glue-point="0" draw:end-shape="id4" draw:end-glue-point="3" svg:d="m14375 8000v2000h1875">
          <text:p/>
        </draw:connector>
        <draw:line draw:style-name="gr8" draw:text-style-name="P5" draw:id="id6" draw:layer="layout" svg:x1="4.75cm" svg:y1="11.75cm" svg:x2="4.75cm" svg:y2="6.5cm">
          <text:p text:style-name="P1"><text:span text:style-name="T2">Processor Local Bus (PLB)</text:span></text:p>
        </draw:line>
        <draw:line draw:style-name="gr9" draw:text-style-name="P5" draw:layer="layout" svg:x1="5.75cm" svg:y1="10.75cm" svg:x2="15.5cm" svg:y2="10.75cm">
          <text:p text:style-name="P1"><text:span text:style-name="T2">Peripheral</text:span></text:p>
          <text:p text:style-name="P1"><text:span text:style-name="T2">Interrupt</text:span></text:p>
        </draw:line>
        <draw:connector draw:style-name="gr10" draw:text-style-name="P1" draw:layer="layout" svg:x1="4.75cm" svg:y1="9.125cm" svg:x2="5.75cm" svg:y2="9.125cm" draw:start-shape="id6" draw:start-glue-point="1" draw:end-shape="id7" draw:end-glue-point="3" svg:d="m4750 9125h1000">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Small_20_Arrow" draw:display-name="Small Arrow" svg:viewBox="0 0 1321 3493" svg:d="m1321 3493h-1321l702-3493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false" draw:auto-grow-width="false" fo:min-height="2cm" fo:min-width="0cm"/>
    </style:style>
    <style:style style:name="gr2" style:family="graphic" style:parent-style-name="standard">
      <style:graphic-properties svg:stroke-color="#144777" draw:fill="solid" draw:fill-color="#144777" draw:textarea-horizontal-align="justify" draw:textarea-vertical-align="middle" draw:auto-grow-height="false"/>
    </style:style>
    <style:style style:name="P1" style:family="paragraph">
      <style:text-properties fo:font-family="FreeSans" style:font-family-generic="swiss" style:font-pitch="variable" fo:font-size="36pt" style:font-size-asian="36pt" style:font-size-complex="36pt"/>
    </style:style>
    <style:style style:name="P2" style:family="paragraph">
      <style:paragraph-properties fo:text-align="center"/>
    </style:style>
    <style:style style:name="T1" style:family="text">
      <style:text-properties fo:font-family="FreeSans" style:font-family-generic="swiss" style:font-pitch="variable"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6.25cm" svg:height="1.5cm" svg:x="1.75cm" svg:y="1cm">
          <draw:text-box>
            <text:p><text:span text:style-name="T1">Li-Pro.Net</text:span></text:p>
          </draw:text-box>
        </draw:frame>
        <draw:custom-shape draw:style-name="gr2" draw:text-style-name="P2" draw:layer="layout" svg:width="0.75cm" svg:height="1.5cm" svg:x="1cm" svg:y="1cm">
          <text:p/>
          <draw:enhanced-geometry svg:viewBox="0 0 21600 21600" draw:type="rectangle" draw:enhanced-path="M 0 0 L 21600 0 21600 21600 0 21600 0 0 Z N"/>
        </draw:custom-shape>
        <draw:custom-shape draw:style-name="gr2" draw:text-style-name="P2" draw:layer="layout" svg:width="9cm" svg:height="0.05cm" svg:x="1cm" svg:y="2.5cm">
          <text:p/>
          <draw:enhanced-geometry svg:viewBox="0 0 21600 21600" draw:mirror-horizontal="false" draw:mirror-vertical="false" draw:type="rectangle" draw:enhanced-path="M 0 0 L 21600 0 21600 21600 0 21600 0 0 Z N"/>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